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Proposed Aircraft Wireless Field Spares Ki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m</text:p>
          </table:table-cell>
          <table:table-cell office:value-type="string">
            <text:p>P/N</text:p>
          </table:table-cell>
          <table:table-cell office:value-type="string">
            <text:p>Qty</text:p>
          </table:table-cell>
          <table:table-cell office:value-type="string">
            <text:p>Tit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2">
            <text:p>10000002</text:p>
          </table:table-cell>
          <table:table-cell office:value-type="float" office:value="1">
            <text:p>1</text:p>
          </table:table-cell>
          <table:table-cell office:value-type="string">
            <text:p>ENCL,AIRCRAFT WIRELE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000012">
            <text:p>90000012</text:p>
          </table:table-cell>
          <table:table-cell office:value-type="float" office:value="1">
            <text:p>1</text:p>
          </table:table-cell>
          <table:table-cell office:value-type="string">
            <text:p>EARPH,MONO,HI-Z,3.5M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3">
            <text:p>20000003</text:p>
          </table:table-cell>
          <table:table-cell office:value-type="float" office:value="1">
            <text:p>1</text:p>
          </table:table-cell>
          <table:table-cell office:value-type="string">
            <text:p>PCA,AIRCRAFT WIRELE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00001">
            <text:p>50000001</text:p>
          </table:table-cell>
          <table:table-cell office:value-type="float" office:value="1">
            <text:p>1</text:p>
          </table:table-cell>
          <table:table-cell office:value-type="string">
            <text:p>DOC,USER,AIRCRAFT WIRELE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9/17/2014</text:date>, <text:time>11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 Scott</meta:initial-creator>
    <meta:creation-date>2014-09-17T11:13:20.85</meta:creation-date>
    <dc:date>2014-09-17T11:15:05.77</dc:date>
    <dc:creator>Dale Scott</dc:creator>
    <meta:editing-duration>PT1M45S</meta:editing-duration>
    <meta:editing-cycles>1</meta:editing-cycles>
    <meta:document-statistic meta:table-count="3" meta:cell-count="21" meta:object-count="0"/>
    <meta:generator>OpenOffice/4.1.1$Win32 OpenOffice.org_project/411m6$Build-9775</meta:generator>
  </office:meta>
</office:document-meta>
</file>